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normal" fo:font-family="Calibri" style:font-family-asian="Calibri" style:font-family-complex="Calibri" fo:background-color="transparent" fo:color="#ff0000"/>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6.00pt" fo:font-weight="normal" fo:font-family="Calibri" style:font-family-asian="Calibri" style:font-family-complex="Calibri" fo:background-color="transparent" fo:color="#ff0000"/>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fo:font-style="italic"/>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fo:font-style="italic"/>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fo:font-style="italic"/>
    </style:style>
    <style:style style:name="T1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office:automatic-styles>
  <office:body>
    <office:text>
      <text:p text:style-name="P1"><text:span text:style-name="T1"/></text:p>
      <text:p text:style-name="P1"><text:span text:style-name="T1"/></text:p>
      <text:p text:style-name="P1"><text:span text:style-name="T2">Cartouche de contexte</text:span></text:p>
      <text:p text:style-name="P1"><text:span text:style-name="T3">Dans les vastes plaines bercées par les chaleureux allizés d'été, perdu derrière les immenses forêts, au déla des majestueuses montagnes où y coule vie et bonheur, les habitants du petit pays vagués<text:s text:c="2"/>à leurs occupations sans se soucier du monde extèrieur. Tout était beau, simple et magique. Pourtant, le mal<text:s text:c="2"/>approchait... Sans prévenir, la prophétie des anciens du village se réalisa et toute la contrée fut corrompue par les<text:s text:c="2"/>ténébres. Les habitants devinrent momifié et enfermé dans leurs maisons, la vie se mit alors a végéter et à disparaitre. Néanmoins, un vieux sage et son jeune étudiant trouvérent un moyen de vaincre le mal. L'ancien prodigue de la science se mit a crée des antennes spéciales, capable de transmettre le bonheur de foyer en foyer mais il demeurait un problème...</text:span></text:p>
      <text:p text:style-name="P1"><text:span text:style-name="T3"/></text:p>
      <text:p text:style-name="P1"><text:span text:style-name="T4">Dialogue :</text:span><text:span text:style-name="T5"/></text:p>
      <text:p text:style-name="P1"><text:span text:style-name="T6">Vieu :</text:span><text:span text:style-name="T7"/></text:p>
      <text:p text:style-name="P1"><text:span text:style-name="T7">Mon jeune éléve, maintenant que mes pylônes sont prêt, tu vas devoir les<text:s text:c="2"/>installer afin de répendre le bonheur dans les maisons du villages.</text:span></text:p>
      <text:p text:style-name="P1"><text:span text:style-name="T8">Jeune :</text:span><text:span text:style-name="T9"/></text:p>
      <text:p text:style-name="P1"><text:span text:style-name="T9">Très bien, je suis fin prêt, il me suffit de cliqué sur la zone dans laquelle je veux placer mon pylone et une fois le palier de bonheur globale atteint, le village sera sauvé.</text:span></text:p>
      <text:p text:style-name="P1"><text:span text:style-name="T10">Vieu :</text:span><text:span text:style-name="T11"/></text:p>
      <text:p text:style-name="P1"><text:span text:style-name="T11">Va mon ami et ramène la paix, mais n'oublie pas que la portée de tes pylones est limitée... Bonne chance.</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